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iesMarshaller.write( CandidateComponentsMetadata metadata ,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iesMarshaller.read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